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13" style:family="paragraph" style:parent-style-name="Standard" style:list-style-name="L9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14" style:family="paragraph" style:parent-style-name="Standard" style:list-style-name="L10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0pt" style:text-underline-style="none" style:font-size-asian="8.75pt" style:font-size-complex="10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0pt" style:text-underline-style="none" style:font-size-asian="8.75pt" style:font-size-complex="10pt"/>
    </style:style>
    <style:style style:name="P17" style:family="paragraph" style:parent-style-name="Standard" style:list-style-name="L11">
      <style:paragraph-properties fo:text-align="start" style:justify-single-word="false"/>
      <style:text-properties fo:font-size="10pt" style:text-underline-style="none" style:font-size-asian="8.75pt" style:font-size-complex="10pt"/>
    </style:style>
    <style:style style:name="P18" style:family="paragraph" style:parent-style-name="Standard" style:list-style-name="L12">
      <style:paragraph-properties fo:text-align="start" style:justify-single-word="false"/>
      <style:text-properties fo:font-size="10pt" style:text-underline-style="none" style:font-size-asian="8.75pt" style:font-size-complex="10pt"/>
    </style:style>
    <style:style style:name="P19" style:family="paragraph" style:parent-style-name="Standard" style:list-style-name="L13">
      <style:paragraph-properties fo:text-align="start" style:justify-single-word="false"/>
      <style:text-properties fo:font-size="10pt" style:text-underline-style="none" style:font-size-asian="8.75pt" style:font-size-complex="10pt"/>
    </style:style>
    <style:style style:name="P20" style:family="paragraph" style:parent-style-name="Standard" style:list-style-name="L13">
      <style:paragraph-properties fo:text-align="start" style:justify-single-word="false"/>
      <style:text-properties fo:font-size="10pt" style:font-size-asian="8.75pt" style:font-size-complex="10pt"/>
    </style:style>
    <style:style style:name="P21" style:family="paragraph" style:parent-style-name="Standard" style:list-style-name="L14">
      <style:paragraph-properties fo:text-align="start" style:justify-single-word="false"/>
      <style:text-properties fo:font-size="10pt" style:font-size-asian="8.75pt" style:font-size-complex="10pt"/>
    </style:style>
    <style:style style:name="P22" style:family="paragraph" style:parent-style-name="Standard" style:list-style-name="L14">
      <style:paragraph-properties fo:text-align="start" style:justify-single-wor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24" style:family="paragraph" style:parent-style-name="Standard" style:list-style-name="L14">
      <style:paragraph-properties fo:text-align="start" style:justify-single-word="fals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25" style:family="paragraph" style:parent-style-name="Standard" style:list-style-name="L15">
      <style:paragraph-properties fo:text-align="start" style:justify-single-word="fals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26" style:family="paragraph" style:parent-style-name="Standard" style:list-style-name="L16">
      <style:paragraph-properties fo:text-align="start" style:justify-single-word="fals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27" style:family="paragraph" style:parent-style-name="Standard" style:list-style-name="L17">
      <style:paragraph-properties fo:text-align="start" style:justify-single-word="fals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28" style:family="paragraph" style:parent-style-name="Standard" style:list-style-name="L18">
      <style:paragraph-properties fo:text-align="start" style:justify-single-word="fals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29" style:family="paragraph" style:parent-style-name="Standard">
      <style:paragraph-properties fo:text-align="start" style:justify-single-word="false"/>
      <style:text-properties fo:color="#000000" style:font-name="Monospace" fo:font-size="14pt" style:text-underline-style="solid" style:text-underline-width="auto" style:text-underline-color="font-color" style:font-name-asian="Monospace" style:font-size-asian="14pt" style:font-name-complex="Monospace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style:font-name="Monospace" fo:font-size="10.5pt" style:text-underline-style="none" style:font-name-asian="Monospace" style:font-size-asian="10.5pt" style:font-name-complex="Monospace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Monospace" fo:font-size="10.5pt" style:font-name-asian="Monospace" style:font-size-asian="10.5pt" style:font-name-complex="Monospace" style:font-size-complex="10.5pt"/>
    </style:style>
    <style:style style:name="P32" style:family="paragraph" style:parent-style-name="Standard" style:list-style-name="L14">
      <style:paragraph-properties fo:text-align="start" style:justify-single-word="false"/>
      <style:text-properties fo:color="#3c3c3c" style:font-name="Monospace" fo:font-size="10pt" style:text-underline-style="none" style:font-name-asian="Monospace" style:font-size-asian="10pt" style:font-name-complex="Monospace" style:font-size-complex="10pt"/>
    </style:style>
    <style:style style:name="P3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c87d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00"/>
    </style:style>
    <style:style style:name="T4" style:family="text">
      <style:text-properties fo:color="#000000" style:font-name="Monospace" style:font-name-asian="Monospace" style:font-size-asian="10pt" style:font-name-complex="Monospace"/>
    </style:style>
    <style:style style:name="T5" style:family="text">
      <style:text-properties style:text-underline-style="none"/>
    </style:style>
    <style:style style:name="T6" style:family="text">
      <style:text-properties fo:color="#00c87d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dress Book</text:p>
      <text:p text:style-name="P1"/>
      <text:p text:style-name="P2"><text:span text:style-name="T1">Develop an Address Book Java Program that contains the following domain objects and relationships.</text:span> </text:p>
      <text:p text:style-name="P2"/>
      <text:list xml:id="list298507221" text:style-name="L1">
        <text:list-item>
          <text:p text:style-name="P4">Packages</text:p>
        </text:list-item>
      </text:list>
      <text:list xml:id="list106599414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Com.aitrich.AddressBook.Domain</text:p>
                                              <text:p text:style-name="P16"><text:span text:style-name="T2">********** Classess********** <text:s text:c="3"/></text:span><text:span text:style-name="T2"><text:s/></text:span></text:p>
                                            </text:list-item>
                                            <text:list-item>
                                              <text:p text:style-name="P6"><text:s text:c="8"/>Country</text:p>
                                            </text:list-item>
                                            <text:list-item>
                                              <text:p text:style-name="P6"><text:s text:c="8"/>City</text:p>
                                            </text:list-item>
                                            <text:list-item>
                                              <text:p text:style-name="P6"><text:s text:c="8"/>Address</text:p>
                                            </text:list-item>
                                            <text:list-item>
                                              <text:p text:style-name="P6"><text:s text:c="8"/>Perso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 text:c="28"/>These domain Classes Are Contain Get And Set metodes</text:p>
      <text:p text:style-name="P5"/>
      <text:list xml:id="list372491132" text:style-name="L3">
        <text:list-item>
          <text:p text:style-name="P7">Com.aitich.AddressBook.Read</text:p>
          <text:p text:style-name="P7">************Classess************</text:p>
        </text:list-item>
        <text:list-item>
          <text:p text:style-name="P7">ReadCountry</text:p>
        </text:list-item>
        <text:list-item>
          <text:p text:style-name="P7">ReadCity</text:p>
        </text:list-item>
        <text:list-item>
          <text:p text:style-name="P7">ReadAddress</text:p>
        </text:list-item>
        <text:list-item>
          <text:p text:style-name="P7">ReadPerson</text:p>
        </text:list-item>
      </text:list>
      <text:p text:style-name="P5">The Classes are used the method readFromConsole():It is used datas are read from console</text:p>
      <text:p text:style-name="P5"/>
      <text:list xml:id="list262770880" text:style-name="L4">
        <text:list-item>
          <text:p text:style-name="P8">Com.Aitrich.AddressBook.Data</text:p>
        </text:list-item>
      </text:list>
      <text:p text:style-name="P5"><text:s text:c="10"/>*********Classes*************</text:p>
      <text:p text:style-name="P5"/>
      <text:list xml:id="list1859916301" text:style-name="L5">
        <text:list-item>
          <text:p text:style-name="P9">DataAccessObject Classes : It is a Interface</text:p>
        </text:list-item>
      </text:list>
      <text:p text:style-name="P5"><text:s text:c="56"/>The class have two methods Declared</text:p>
      <text:list xml:id="list1781109387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insert()</text:p>
                                            </text:list-item>
                                            <text:list-item>
                                              <text:p text:style-name="P10">FindAll()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61371024" text:style-name="L7">
        <text:list-item>
          <text:list>
            <text:list-item>
              <text:p text:style-name="P11">FileDataAccessObject : It is an abstract class</text:p>
              <text:p text:style-name="P11"><text:s text:c="38"/>The Class have impliment interFace metodes such as </text:p>
              <text:p text:style-name="P11"><text:s text:c="43"/>* <text:s/>insert()</text:p>
              <text:p text:style-name="P11"><text:s text:c="43"/>* <text:s/>FindAll()</text:p>
              <text:p text:style-name="P11">And the abstract metodes are </text:p>
              <text:p text:style-name="P11"><text:s text:c="39"/>* <text:s/>objectToTextRecord()</text:p>
            </text:list-item>
          </text:list>
        </text:list-item>
      </text:list>
      <text:list xml:id="list2019658191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textToObjectRecord()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 text:c="6"/>These twometodes are implimented given classes</text:p>
      <text:list xml:id="list871807164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AddressDataObject</text:p>
                        </text:list-item>
                        <text:list-item>
                          <text:p text:style-name="P13">CountryDataObject</text:p>
                        </text:list-item>
                        <text:list-item>
                          <text:p text:style-name="P13">CityDataObject</text:p>
                        </text:list-item>
                        <text:list-item>
                          <text:p text:style-name="P13">PersonDataObject 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47563871" text:style-name="L10">
        <text:list-item>
          <text:p text:style-name="P14">Com.Aitrich.AddressBook.Comparator</text:p>
        </text:list-item>
      </text:list>
      <text:p text:style-name="P5"><text:s text:c="17"/>******Classes**********</text:p>
      <text:list xml:id="list1558155399" text:style-name="L11">
        <text:list-item>
          <text:p text:style-name="P17">CityComparator : This class is used compare cities</text:p>
        </text:list-item>
        <text:list-item>
          <text:p text:style-name="P17">CountryComparator : it is used comparecountries</text:p>
        </text:list-item>
        <text:list-item>
          <text:p text:style-name="P17">AgeComparator : it is compare age of each persons</text:p>
        </text:list-item>
        <text:list-item>
          <text:p text:style-name="P17">OrderByFirstNameComparator : it is compare FirstName of each person</text:p>
          <text:p text:style-name="P17"><text:soft-page-break/>* Com.aitrich.AddressBook,Services</text:p>
          <text:p text:style-name="P17"><text:s text:c="9"/>********* classes***********</text:p>
        </text:list-item>
        <text:list-item>
          <text:p text:style-name="P17">AddressService</text:p>
        </text:list-item>
        <text:list-item>
          <text:p text:style-name="P17">CityService</text:p>
        </text:list-item>
        <text:list-item>
          <text:p text:style-name="P17">CountrySevice</text:p>
        </text:list-item>
        <text:list-item>
          <text:p text:style-name="P17">PersonService</text:p>
        </text:list-item>
      </text:list>
      <text:p text:style-name="P2"><text:s text:c="21"/>these classes are contains two methodes</text:p>
      <text:list xml:id="list1048101957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8">add() : is used add data into the file</text:p>
                                            </text:list-item>
                                            <text:list-item>
                                              <text:p text:style-name="P18">FindAll() : is used Show File data into consol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74572496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9">Personservice have some methodes</text:p>
                                  <text:p text:style-name="P20"><text:span text:style-name="T5"><text:s text:c="14"/>* <text:s/></text:span><text:span text:style-name="T4"><text:s text:c="2"/>workingGivenCity()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72876722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1"><text:span text:style-name="T4">getAge()</text:span></text:p>
                                            </text:list-item>
                                            <text:list-item>
                                              <text:p text:style-name="P22">workingGivenCityLessThanYserDefindAgePersons()</text:p>
                                            </text:list-item>
                                            <text:list-item>
                                              <text:p text:style-name="P32">sortViaCity<text:span text:style-name="T3">()</text:span></text:p>
                                            </text:list-item>
                                            <text:list-item>
                                              <text:p text:style-name="P24">sortCountryFurtherOrderByCity()</text:p>
                                            </text:list-item>
                                            <text:list-item>
                                              <text:p text:style-name="P24">sortCountry()</text:p>
                                            </text:list-item>
                                            <text:list-item>
                                              <text:p text:style-name="P24">orderByFirstName()</text:p>
                                            </text:list-item>
                                            <text:list-item>
                                              <text:p text:style-name="P24">orderByAge()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50561010" text:style-name="L15">
        <text:list-item>
          <text:p text:style-name="P25">Com.aitrich.AddressBook.Section</text:p>
          <text:p text:style-name="P25"><text:s/>****Classes******</text:p>
        </text:list-item>
        <text:list-item>
          <text:p text:style-name="P25">NewAddressMap</text:p>
        </text:list-item>
      </text:list>
      <text:list xml:id="list1392102290" text:style-name="L16">
        <text:list-item>
          <text:list>
            <text:list-item>
              <text:list>
                <text:list-item>
                  <text:list>
                    <text:list-item>
                      <text:p text:style-name="P26">loadHashMap(): </text:p>
                    </text:list-item>
                    <text:list-item>
                      <text:p text:style-name="P26">IterateMapAndPrint() :</text:p>
                    </text:list-item>
                    <text:list-item>
                      <text:p text:style-name="P26">The Map hve contain <text:s/>keys,and ech key have contain values</text:p>
                    </text:list-item>
                  </text:list>
                </text:list-item>
              </text:list>
            </text:list-item>
          </text:list>
        </text:list-item>
      </text:list>
      <text:p text:style-name="P23">in this program</text:p>
      <text:list xml:id="list421234253" text:style-name="L17">
        <text:list-item>
          <text:p text:style-name="P27">key : person(FirstName)</text:p>
        </text:list-item>
        <text:list-item>
          <text:p text:style-name="P27">Value : country</text:p>
        </text:list-item>
        <text:list-item>
          <text:p text:style-name="P27"/>
        </text:list-item>
      </text:list>
      <text:p text:style-name="P23">*- TestAddressTest</text:p>
      <text:list xml:id="list1287604706" text:style-name="L18">
        <text:list-item>
          <text:list>
            <text:list-item>
              <text:list>
                <text:list-item>
                  <text:p text:style-name="P28">loadPersonSet():</text:p>
                </text:list-item>
                <text:list-item>
                  <text:p text:style-name="P28">Iterateset():</text:p>
                </text:list-item>
                <text:list-item>
                  <text:p text:style-name="P28">set does not occure duplication</text:p>
                </text:list-item>
              </text:list>
            </text:list-item>
          </text:list>
        </text:list-item>
      </text:list>
      <text:p text:style-name="P23"/>
      <text:p text:style-name="P23"/>
      <text:p text:style-name="P29">OutPut</text:p>
      <text:p text:style-name="P29"/>
      <text:p text:style-name="P31"><text:span text:style-name="T7">-------Address System-------</text:span></text:p>
      <text:p text:style-name="P34">1. Country</text:p>
      <text:p text:style-name="P34">2. City</text:p>
      <text:p text:style-name="P34">3. Address</text:p>
      <text:p text:style-name="P34">4. Person</text:p>
      <text:p text:style-name="P34">Enter Your Choice :</text:p>
      <text:p text:style-name="P35">1</text:p>
      <text:p text:style-name="P34"><text:s/>**********Country ********** </text:p>
      <text:p text:style-name="P34">1. Show Country</text:p>
      <text:p text:style-name="P34">2. Add Country</text:p>
      <text:p text:style-name="P34">3. Sort Country</text:p>
      <text:p text:style-name="P34">4. Sort Coutry <text:s/>Further Order By City</text:p>
      <text:p text:style-name="P34">5. Sort Coutry <text:s/>Further Order By City First Name</text:p>
      <text:p text:style-name="P34">Enter Your Option :</text:p>
      <text:p text:style-name="P35">1</text:p>
      <text:p text:style-name="P34"><text:s/>**********Country Details********** </text:p>
      <text:p text:style-name="P34">1 <text:s/>India</text:p>
      <text:p text:style-name="P34">2 <text:s/>America</text:p>
      <text:p text:style-name="P34">3 <text:s/>china</text:p>
      <text:p text:style-name="P34">4 <text:s/>Jappan</text:p>
      <text:p text:style-name="P34">5 <text:s/>Srilanka</text:p>
      <text:p text:style-name="P34">-------Address System-------</text:p>
      <text:p text:style-name="P34">1. Country</text:p>
      <text:p text:style-name="P34"><text:soft-page-break/>2. City</text:p>
      <text:p text:style-name="P34">3. Address</text:p>
      <text:p text:style-name="P34">4. Person</text:p>
      <text:p text:style-name="P34">Enter Your Choice :</text:p>
      <text:p text:style-name="P35">1</text:p>
      <text:p text:style-name="P34"><text:s/>**********Country ********** </text:p>
      <text:p text:style-name="P34">1. Show Country</text:p>
      <text:p text:style-name="P34">2. Add Country</text:p>
      <text:p text:style-name="P34">3. Sort Country</text:p>
      <text:p text:style-name="P34">4. Sort Coutry <text:s/>Further Order By City</text:p>
      <text:p text:style-name="P34">5. Sort Coutry <text:s/>Further Order By City First Name</text:p>
      <text:p text:style-name="P34">Enter Your Option :</text:p>
      <text:p text:style-name="P35">4</text:p>
      <text:p text:style-name="P34">Sort Country Further Order by city</text:p>
      <text:p text:style-name="P34">Sfghhh china</text:p>
      <text:p text:style-name="P34">fdgfd Jappan</text:p>
      <text:p text:style-name="P34">fdgfd Jappan</text:p>
      <text:p text:style-name="P34">ijk India</text:p>
      <text:p text:style-name="P34">-------Address System-------</text:p>
      <text:p text:style-name="P34">1. Country</text:p>
      <text:p text:style-name="P34">2. City</text:p>
      <text:p text:style-name="P34">3. Address</text:p>
      <text:p text:style-name="P34">4. Person</text:p>
      <text:p text:style-name="P34">Enter Your Choice :</text:p>
      <text:p text:style-name="P35">1</text:p>
      <text:p text:style-name="P34"><text:s/>**********Country ********** </text:p>
      <text:p text:style-name="P34">1. Show Country</text:p>
      <text:p text:style-name="P34">2. Add Country</text:p>
      <text:p text:style-name="P34">3. Sort Country</text:p>
      <text:p text:style-name="P34">4. Sort Coutry <text:s/>Further Order By City</text:p>
      <text:p text:style-name="P34">5. Sort Coutry <text:s/>Further Order By City First Name</text:p>
      <text:p text:style-name="P34">Enter Your Option :</text:p>
      <text:p text:style-name="P35">5</text:p>
      <text:p text:style-name="P34">Sort Country Further Order by city ,Order by First Name</text:p>
      <text:p text:style-name="P34">Arun devasya fdgfd Jappan</text:p>
      <text:p text:style-name="P34">Arun devasya fdgfd Jappan</text:p>
      <text:p text:style-name="P34">Jaunita D'Soza ijk India</text:p>
      <text:p text:style-name="P34">ghjhgj hjjhj Sfghhh china</text:p>
      <text:p text:style-name="P34">-------Address System-------</text:p>
      <text:p text:style-name="P34">1. Country</text:p>
      <text:p text:style-name="P34">2. City</text:p>
      <text:p text:style-name="P34">3. Address</text:p>
      <text:p text:style-name="P34">4. Person</text:p>
      <text:p text:style-name="P34">Enter Your Choice :</text:p>
      <text:p text:style-name="P35">2</text:p>
      <text:p text:style-name="P34">******City*********</text:p>
      <text:p text:style-name="P34">1. Show City</text:p>
      <text:p text:style-name="P34">2. Add City</text:p>
      <text:p text:style-name="P34">Enter Your Choice :</text:p>
      <text:p text:style-name="P35">1</text:p>
      <text:p text:style-name="P34">--------City Details---------</text:p>
      <text:p text:style-name="P34">City Id City Name</text:p>
      <text:p text:style-name="P34">1 <text:s text:c="9"/>ijk</text:p>
      <text:p text:style-name="P34">2 <text:s text:c="9"/>fchxh</text:p>
      <text:p text:style-name="P34">3 <text:s text:c="9"/>Sfghhh</text:p>
      <text:p text:style-name="P34">4 <text:s text:c="9"/>fdgfd</text:p>
      <text:p text:style-name="P34">5 <text:s text:c="9"/>fhgfh</text:p>
      <text:p text:style-name="P34">6 <text:s text:c="9"/>fdxh</text:p>
      <text:p text:style-name="P34">7 <text:s text:c="9"/>ghfh</text:p>
      <text:p text:style-name="P34">-------Address System-------</text:p>
      <text:p text:style-name="P34">1. Country</text:p>
      <text:p text:style-name="P34">2. City</text:p>
      <text:p text:style-name="P34"><text:soft-page-break/>3. Address</text:p>
      <text:p text:style-name="P34">4. Person</text:p>
      <text:p text:style-name="P34">Enter Your Choice :</text:p>
      <text:p text:style-name="P35">2</text:p>
      <text:p text:style-name="P34">******City*********</text:p>
      <text:p text:style-name="P34">1. Show City</text:p>
      <text:p text:style-name="P34">2. Add City</text:p>
      <text:p text:style-name="P34">Enter Your Choice :</text:p>
      <text:p text:style-name="P35">2</text:p>
      <text:p text:style-name="P34"><text:s/>~~~Enter City Details~~~~~ </text:p>
      <text:p text:style-name="P34">Enter City Id</text:p>
      <text:p text:style-name="P35">600</text:p>
      <text:p text:style-name="P34">Enter City Name</text:p>
      <text:p text:style-name="P35">Jaogi</text:p>
      <text:p text:style-name="P34">1 India</text:p>
      <text:p text:style-name="P34">2 America</text:p>
      <text:p text:style-name="P34">3 china</text:p>
      <text:p text:style-name="P34">4 Jappan</text:p>
      <text:p text:style-name="P34">5 Srilanka</text:p>
      <text:p text:style-name="P34">Enter country Id</text:p>
      <text:p text:style-name="P35">1</text:p>
      <text:p text:style-name="P34">************************</text:p>
      <text:p text:style-name="P34">-------Address System-------</text:p>
      <text:p text:style-name="P34">1. Country</text:p>
      <text:p text:style-name="P34">2. City</text:p>
      <text:p text:style-name="P34">3. Address</text:p>
      <text:p text:style-name="P34">4. Person</text:p>
      <text:p text:style-name="P34">Enter Your Choice :</text:p>
      <text:p text:style-name="P35">2</text:p>
      <text:p text:style-name="P34">******City*********</text:p>
      <text:p text:style-name="P34">1. Show City</text:p>
      <text:p text:style-name="P34">2. Add City</text:p>
      <text:p text:style-name="P34">Enter Your Choice :</text:p>
      <text:p text:style-name="P35">1</text:p>
      <text:p text:style-name="P34">--------City Details---------</text:p>
      <text:p text:style-name="P34">City Id City Name</text:p>
      <text:p text:style-name="P34">1 <text:s text:c="9"/>ijk</text:p>
      <text:p text:style-name="P34">2 <text:s text:c="9"/>fchxh</text:p>
      <text:p text:style-name="P34">3 <text:s text:c="9"/>Sfghhh</text:p>
      <text:p text:style-name="P34">4 <text:s text:c="9"/>fdgfd</text:p>
      <text:p text:style-name="P34">5 <text:s text:c="9"/>fhgfh</text:p>
      <text:p text:style-name="P34">6 <text:s text:c="9"/>fdxh</text:p>
      <text:p text:style-name="P34">7 <text:s text:c="9"/>ghfh</text:p>
      <text:p text:style-name="P34">600 <text:s text:c="9"/>Jaogi</text:p>
      <text:p text:style-name="P34">-------Address System-------</text:p>
      <text:p text:style-name="P34">1. Country</text:p>
      <text:p text:style-name="P34">2. City</text:p>
      <text:p text:style-name="P34">3. Address</text:p>
      <text:p text:style-name="P34">4. Person</text:p>
      <text:p text:style-name="P34">Enter Your Choice :</text:p>
      <text:p text:style-name="P35">3</text:p>
      <text:p text:style-name="P34">*******Address*******</text:p>
      <text:p text:style-name="P34">1 .Show Current Address</text:p>
      <text:p text:style-name="P34">2. Add New Address</text:p>
      <text:p text:style-name="P34">3. List the addresses for each country in the address book</text:p>
      <text:p text:style-name="P34">4 .Provide a method that accepts a set of addresses that belongs to different countries, and add to the address book And Address Show Order By Person Age</text:p>
      <text:p text:style-name="P34">Enter Your Choice :</text:p>
      <text:p text:style-name="P35">1</text:p>
      <text:p text:style-name="P34"><text:s/>**********Address Details********** </text:p>
      <text:p text:style-name="P34">56 cfgj gcfj</text:p>
      <text:p text:style-name="P34">63 fghjgfh gfjhgf</text:p>
      <text:p text:style-name="P34"><text:soft-page-break/>15 asd zxcx</text:p>
      <text:p text:style-name="P34">-------Address System-------</text:p>
      <text:p text:style-name="P34">1. Country</text:p>
      <text:p text:style-name="P34">2. City</text:p>
      <text:p text:style-name="P34">3. Address</text:p>
      <text:p text:style-name="P34">4. Person</text:p>
      <text:p text:style-name="P34">Enter Your Choice :</text:p>
      <text:p text:style-name="P35">3</text:p>
      <text:p text:style-name="P34">*******Address*******</text:p>
      <text:p text:style-name="P34">1 .Show Current Address</text:p>
      <text:p text:style-name="P34">2. Add New Address</text:p>
      <text:p text:style-name="P34">3. List the addresses for each country in the address book</text:p>
      <text:p text:style-name="P34">4 .Provide a method that accepts a set of addresses that belongs to different countries, and add to the address book And Address Show Order By Person Age</text:p>
      <text:p text:style-name="P34">Enter Your Choice :</text:p>
      <text:p text:style-name="P35">2</text:p>
      <text:p text:style-name="P34">~~~~~Enter Address Details~~~~~~</text:p>
      <text:p text:style-name="P34">Enter RoomNo</text:p>
      <text:p text:style-name="P35">43</text:p>
      <text:p text:style-name="P34">Enter Building </text:p>
      <text:p text:style-name="P35">f</text:p>
      <text:p text:style-name="P34">Enter Street</text:p>
      <text:p text:style-name="P35">fg</text:p>
      <text:p text:style-name="P34">Enter Phone No</text:p>
      <text:p text:style-name="P35">d</text:p>
      <text:p text:style-name="P33"><text:span text:style-name="T6">f</text:span><text:span text:style-name="T3">fgh</text:span></text:p>
      <text:p text:style-name="P34">1 ijk</text:p>
      <text:p text:style-name="P34">2 fchxh</text:p>
      <text:p text:style-name="P34">3 Sfghhh</text:p>
      <text:p text:style-name="P34">4 fdgfd</text:p>
      <text:p text:style-name="P34">5 fhgfh</text:p>
      <text:p text:style-name="P34">6 fdxh</text:p>
      <text:p text:style-name="P34">7 ghfh</text:p>
      <text:p text:style-name="P34">600 Jaogi</text:p>
      <text:p text:style-name="P34">Enter CityId</text:p>
      <text:p text:style-name="P35">600</text:p>
      <text:p text:style-name="P34">-------Address System-------</text:p>
      <text:p text:style-name="P34">1. Country</text:p>
      <text:p text:style-name="P34">2. City</text:p>
      <text:p text:style-name="P34">3. Address</text:p>
      <text:p text:style-name="P34">4. Person</text:p>
      <text:p text:style-name="P34">Enter Your Choice :</text:p>
      <text:p text:style-name="P35">4</text:p>
      <text:p text:style-name="P34">*******Peoples********</text:p>
      <text:p text:style-name="P34">1 .Show Registered Peoples</text:p>
      <text:p text:style-name="P34">2. New Registration</text:p>
      <text:p text:style-name="P34">3. Age</text:p>
      <text:p text:style-name="P34">4.City And Employee</text:p>
      <text:p text:style-name="P34">5.Age Less than 20 Person In a City</text:p>
      <text:p text:style-name="P34">6.Sort by City</text:p>
      <text:p text:style-name="P34">7. Reverse order By Age</text:p>
      <text:p text:style-name="P34">Enter Your Choice :</text:p>
      <text:p text:style-name="P35">2</text:p>
      <text:p text:style-name="P33"><text:span text:style-name="T6">'</text:span><text:span text:style-name="T3">~~~~Enter Person details~~~~~</text:span></text:p>
      <text:p text:style-name="P34">Enter FirstName</text:p>
      <text:p text:style-name="P35">asd</text:p>
      <text:p text:style-name="P34">Enter LastName</text:p>
      <text:p text:style-name="P35">dsg</text:p>
      <text:p text:style-name="P34">Enter DOB dd/mm/yyyy</text:p>
      <text:p text:style-name="P35">6/4/3244</text:p>
      <text:p text:style-name="P34">Enter your Home Address......</text:p>
      <text:p text:style-name="P34">Enter RoomNo</text:p>
      <text:p text:style-name="P35"><text:soft-page-break/>223</text:p>
      <text:p text:style-name="P34">Enter Building </text:p>
      <text:p text:style-name="P35">er</text:p>
      <text:p text:style-name="P34">Enter Street</text:p>
      <text:p text:style-name="P35">dfh</text:p>
      <text:p text:style-name="P34">Enter Phone No</text:p>
      <text:p text:style-name="P35">876543</text:p>
      <text:p text:style-name="P34">Enter Email</text:p>
      <text:p text:style-name="P35">fgy</text:p>
      <text:p text:style-name="P34">1 ijk</text:p>
      <text:p text:style-name="P34">2 fchxh</text:p>
      <text:p text:style-name="P34">3 Sfghhh</text:p>
      <text:p text:style-name="P34">4 fdgfd</text:p>
      <text:p text:style-name="P34">5 fhgfh</text:p>
      <text:p text:style-name="P34">6 fdxh</text:p>
      <text:p text:style-name="P34">7 ghfh</text:p>
      <text:p text:style-name="P34">600 Jaogi</text:p>
      <text:p text:style-name="P34">Enter CityId</text:p>
      <text:p text:style-name="P35">4</text:p>
      <text:p text:style-name="P34">Enter your Work Address.......</text:p>
      <text:p text:style-name="P34">Enter RoomNo</text:p>
      <text:p text:style-name="P35">3</text:p>
      <text:p text:style-name="P34">Enter Building </text:p>
      <text:p text:style-name="P35">sdf</text:p>
      <text:p text:style-name="P34">Enter Street</text:p>
      <text:p text:style-name="P35">fg</text:p>
      <text:p text:style-name="P34">Enter Phone No</text:p>
      <text:p text:style-name="P35">7</text:p>
      <text:p text:style-name="P33"><text:span text:style-name="T6">6</text:span><text:span text:style-name="T3">Enter Email</text:span></text:p>
      <text:p text:style-name="P35">g</text:p>
      <text:p text:style-name="P34">1 ijk</text:p>
      <text:p text:style-name="P34">2 fchxh</text:p>
      <text:p text:style-name="P34">3 Sfghhh</text:p>
      <text:p text:style-name="P34">4 fdgfd</text:p>
      <text:p text:style-name="P34">5 fhgfh</text:p>
      <text:p text:style-name="P34">6 fdxh</text:p>
      <text:p text:style-name="P34">7 ghfh</text:p>
      <text:p text:style-name="P34">600 Jaogi</text:p>
      <text:p text:style-name="P34">Enter CityId</text:p>
      <text:p text:style-name="P35">6</text:p>
      <text:p text:style-name="P34">-------Address System-------</text:p>
      <text:p text:style-name="P34">1. Country</text:p>
      <text:p text:style-name="P34">2. City</text:p>
      <text:p text:style-name="P34">3. Address</text:p>
      <text:p text:style-name="P34">4. Person</text:p>
      <text:p text:style-name="P34">Enter Your Choice :</text:p>
      <text:p text:style-name="P35">4</text:p>
      <text:p text:style-name="P34">*******Peoples********</text:p>
      <text:p text:style-name="P34">1 .Show Registered Peoples</text:p>
      <text:p text:style-name="P34">2. New Registration</text:p>
      <text:p text:style-name="P34">3. Age</text:p>
      <text:p text:style-name="P34">4.City And Employee</text:p>
      <text:p text:style-name="P34">5.Age Less than 20 Person In a City</text:p>
      <text:p text:style-name="P34">6.Sort by City</text:p>
      <text:p text:style-name="P34">7. Reverse order By Age</text:p>
      <text:p text:style-name="P34">Enter Your Choice :</text:p>
      <text:p text:style-name="P35">7</text:p>
      <text:p text:style-name="P34">Sort By Age</text:p>
      <text:p text:style-name="P34">'asd Wed Apr 06 00:00:00 IST 3244</text:p>
      <text:p text:style-name="P34">ghjhgj Thu Jul 12 00:00:00 IST 2012</text:p>
      <text:p text:style-name="P34">Jaunita Sun Apr 12 00:00:00 IST 1964</text:p>
      <text:p text:style-name="P34">Arun Thu Aug 12 00:00:00 IST 90</text:p>
      <text:p text:style-name="P34"><text:soft-page-break/>Arun Thu Aug 12 00:00:00 IST 90</text:p>
      <text:p text:style-name="P34">-------Address System-------</text:p>
      <text:p text:style-name="P34">1. Country</text:p>
      <text:p text:style-name="P34">2. City</text:p>
      <text:p text:style-name="P34">3. Address</text:p>
      <text:p text:style-name="P34">4. Person</text:p>
      <text:p text:style-name="P34">Enter Your Choice :</text:p>
      <text:p text:style-name="P3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2 </meta:initial-creator>
    <meta:creation-date>2012-11-06T09:30:09</meta:creation-date>
    <dc:date>2012-11-07T10:30:49</dc:date>
    <dc:creator>A2 </dc:creator>
    <meta:editing-duration>PT25M27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7" meta:paragraph-count="349" meta:word-count="1061" meta:character-count="6568" meta:non-whitespace-character-count="5393"/>
  </office:meta>
</office:document-meta>
</file>